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45.9pt"/>
    </style:style>
    <style:style style:name="co4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2"/>
    <style:style style:name="ce3" style:family="table-cell" style:parent-style-name="Default" style:data-style-name="N42">
      <style:text-properties fo:color="#62a73b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color="#62a73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1" table:default-cell-style-name="ce2"/>
        <table:table-row table:style-name="ro1" table:number-rows-repeated="8">
          <table:table-cell table:number-columns-repeated="5"/>
          <table:table-cell table:style-name="Default" table:number-columns-repeated="21"/>
        </table:table-row>
        <table:table-row table:style-name="ro1">
          <table:table-cell table:number-columns-repeated="5"/>
          <table:table-cell table:style-name="Default" table:number-columns-repeated="16"/>
          <table:table-cell table:style-name="ce1" office:value-type="string" calcext:value-type="string" table:number-columns-spanned="2" table:number-rows-spanned="1">
            <text:p>Based on my school plan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Based on my school plan</text:p>
          </table:table-cell>
          <table:covered-table-cell table:style-name="Default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<text:s/>1 hr/10 min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[1hr/10min]*4 +1 hr break</text:p>
          </table:table-cell>
          <table:covered-table-cell table:style-name="ce4"/>
          <table:table-cell table:style-name="Default" table:number-columns-repeated="2"/>
          <table:table-cell table:style-name="ce1" office:value-type="string" calcext:value-type="string" table:number-columns-spanned="2" table:number-rows-spanned="1">
            <text:p><text:s/>1 hr/10 min</text:p>
          </table:table-cell>
          <table:covered-table-cell table:style-name="Default"/>
          <table:table-cell table:style-name="Default" table:number-columns-repeated="2"/>
          <table:table-cell table:style-name="ce1" office:value-type="string" calcext:value-type="string" table:number-columns-spanned="2" table:number-rows-spanned="1">
            <text:p>[1hr/10min]*4 +1 hr break</text:p>
          </table:table-cell>
          <table:covered-table-cell table:style-name="ce4"/>
          <table:table-cell table:style-name="Default" table:number-columns-repeated="3"/>
          <table:table-cell table:style-name="ce1" office:value-type="string" calcext:value-type="string" table:number-columns-spanned="2" table:number-rows-spanned="1">
            <text:p>3 hrs/10 min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3 hrs/10 min</text:p>
          </table:table-cell>
          <table:covered-table-cell table:style-name="Default"/>
        </table:table-row>
        <table:table-row table:style-name="ro1">
          <table:table-cell table:number-columns-repeated="5"/>
          <table:table-cell table:style-name="Default" table:number-columns-repeated="21"/>
        </table:table-row>
        <table:table-row table:style-name="ro1">
          <table:table-cell table:number-columns-repeated="5"/>
          <table:table-cell office:value-type="time" office:time-value="PT05H00M00S" calcext:value-type="time">
            <text:p>05:00 AM</text:p>
          </table:table-cell>
          <table:table-cell office:value-type="time" office:time-value="PT06H00M00S" calcext:value-type="time">
            <text:p>06:00 AM</text:p>
          </table:table-cell>
          <table:table-cell/>
          <table:table-cell office:value-type="time" office:time-value="PT05H00M00S" calcext:value-type="time">
            <text:p>05:00 AM</text:p>
          </table:table-cell>
          <table:table-cell office:value-type="time" office:time-value="PT06H00M00S" calcext:value-type="time">
            <text:p>06:00 AM</text:p>
          </table:table-cell>
          <table:table-cell table:number-columns-repeated="2"/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06H00M00S" calcext:value-type="time">
            <text:p>06:00</text:p>
          </table:table-cell>
          <table:table-cell table:number-columns-repeated="2"/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06H00M00S" calcext:value-type="time">
            <text:p>06:00</text:p>
          </table:table-cell>
          <table:table-cell table:number-columns-repeated="3"/>
          <table:table-cell office:value-type="time" office:time-value="PT05H00M00S" calcext:value-type="time">
            <text:p>05:00 AM</text:p>
          </table:table-cell>
          <table:table-cell office:value-type="time" office:time-value="PT08H00M00S" calcext:value-type="time">
            <text:p>08:00 AM</text:p>
          </table:table-cell>
          <table:table-cell/>
          <table:table-cell table:style-name="ce5" office:value-type="time" office:time-value="PT05H00M00S" calcext:value-type="time">
            <text:p>05:00</text:p>
          </table:table-cell>
          <table:table-cell table:style-name="ce5" office:value-type="time" office:time-value="PT08H00M00S" calcext:value-type="time">
            <text:p>08:00</text:p>
          </table:table-cell>
        </table:table-row>
        <table:table-row table:style-name="ro1">
          <table:table-cell table:number-columns-repeated="5"/>
          <table:table-cell office:value-type="time" office:time-value="PT06H10M00S" calcext:value-type="time">
            <text:p>06:10 AM</text:p>
          </table:table-cell>
          <table:table-cell office:value-type="time" office:time-value="PT07H10M00S" calcext:value-type="time">
            <text:p>07:10 AM</text:p>
          </table:table-cell>
          <table:table-cell/>
          <table:table-cell office:value-type="time" office:time-value="PT06H10M00S" calcext:value-type="time">
            <text:p>06:10 AM</text:p>
          </table:table-cell>
          <table:table-cell office:value-type="time" office:time-value="PT07H10M00S" calcext:value-type="time">
            <text:p>07:10 AM</text:p>
          </table:table-cell>
          <table:table-cell table:number-columns-repeated="2"/>
          <table:table-cell table:style-name="ce5" office:value-type="time" office:time-value="PT06H10M00S" calcext:value-type="time">
            <text:p>06:10</text:p>
          </table:table-cell>
          <table:table-cell table:style-name="ce5" office:value-type="time" office:time-value="PT07H10M00S" calcext:value-type="time">
            <text:p>07:10</text:p>
          </table:table-cell>
          <table:table-cell table:number-columns-repeated="2"/>
          <table:table-cell table:style-name="ce5" office:value-type="time" office:time-value="PT06H10M00S" calcext:value-type="time">
            <text:p>06:10</text:p>
          </table:table-cell>
          <table:table-cell table:style-name="ce5" office:value-type="time" office:time-value="PT07H10M00S" calcext:value-type="time">
            <text:p>07:10</text:p>
          </table:table-cell>
          <table:table-cell table:number-columns-repeated="3"/>
          <table:table-cell office:value-type="time" office:time-value="PT08H10M00S" calcext:value-type="time">
            <text:p>08:10 AM</text:p>
          </table:table-cell>
          <table:table-cell office:value-type="time" office:time-value="PT11H10M00S" calcext:value-type="time">
            <text:p>11:10 AM</text:p>
          </table:table-cell>
          <table:table-cell/>
          <table:table-cell table:style-name="ce5" office:value-type="time" office:time-value="PT08H10M00S" calcext:value-type="time">
            <text:p>08:10</text:p>
          </table:table-cell>
          <table:table-cell table:style-name="ce5" office:value-type="time" office:time-value="PT11H10M00S" calcext:value-type="time">
            <text:p>11:10</text:p>
          </table:table-cell>
        </table:table-row>
        <table:table-row table:style-name="ro1">
          <table:table-cell table:number-columns-repeated="5"/>
          <table:table-cell office:value-type="time" office:time-value="PT07H20M00S" calcext:value-type="time">
            <text:p>07:20 AM</text:p>
          </table:table-cell>
          <table:table-cell office:value-type="time" office:time-value="PT08H20M00S" calcext:value-type="time">
            <text:p>08:20 AM</text:p>
          </table:table-cell>
          <table:table-cell/>
          <table:table-cell office:value-type="time" office:time-value="PT07H20M00S" calcext:value-type="time">
            <text:p>07:20 AM</text:p>
          </table:table-cell>
          <table:table-cell office:value-type="time" office:time-value="PT08H20M00S" calcext:value-type="time">
            <text:p>08:20 AM</text:p>
          </table:table-cell>
          <table:table-cell table:number-columns-repeated="2"/>
          <table:table-cell table:style-name="ce5" office:value-type="time" office:time-value="PT07H20M00S" calcext:value-type="time">
            <text:p>07:20</text:p>
          </table:table-cell>
          <table:table-cell table:style-name="ce5" office:value-type="time" office:time-value="PT08H20M00S" calcext:value-type="time">
            <text:p>08:20</text:p>
          </table:table-cell>
          <table:table-cell table:number-columns-repeated="2"/>
          <table:table-cell table:style-name="ce5" office:value-type="time" office:time-value="PT07H20M00S" calcext:value-type="time">
            <text:p>07:20</text:p>
          </table:table-cell>
          <table:table-cell table:style-name="ce5"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1H20M00S" calcext:value-type="time">
            <text:p>11:20 AM</text:p>
          </table:table-cell>
          <table:table-cell office:value-type="time" office:time-value="PT14H20M00S" calcext:value-type="time">
            <text:p>02:20 PM</text:p>
          </table:table-cell>
          <table:table-cell/>
          <table:table-cell table:style-name="ce5" office:value-type="time" office:time-value="PT11H20M00S" calcext:value-type="time">
            <text:p>11:20</text:p>
          </table:table-cell>
          <table:table-cell table:style-name="ce5" office:value-type="time" office:time-value="PT14H20M00S" calcext:value-type="time">
            <text:p>14:20</text:p>
          </table:table-cell>
        </table:table-row>
        <table:table-row table:style-name="ro1">
          <table:table-cell table:number-columns-repeated="5"/>
          <table:table-cell office:value-type="time" office:time-value="PT08H30M00S" calcext:value-type="time">
            <text:p>08:30 AM</text:p>
          </table:table-cell>
          <table:table-cell office:value-type="time" office:time-value="PT09H30M00S" calcext:value-type="time">
            <text:p>09:30 AM</text:p>
          </table:table-cell>
          <table:table-cell/>
          <table:table-cell office:value-type="time" office:time-value="PT08H30M00S" calcext:value-type="time">
            <text:p>08:30 AM</text:p>
          </table:table-cell>
          <table:table-cell office:value-type="time" office:time-value="PT09H30M00S" calcext:value-type="time">
            <text:p>09:30 AM</text:p>
          </table:table-cell>
          <table:table-cell table:number-columns-repeated="2"/>
          <table:table-cell table:style-name="ce5" office:value-type="time" office:time-value="PT08H30M00S" calcext:value-type="time">
            <text:p>08:30</text:p>
          </table:table-cell>
          <table:table-cell table:style-name="ce5" office:value-type="time" office:time-value="PT09H30M00S" calcext:value-type="time">
            <text:p>09:30</text:p>
          </table:table-cell>
          <table:table-cell table:number-columns-repeated="2"/>
          <table:table-cell table:style-name="ce5" office:value-type="time" office:time-value="PT08H30M00S" calcext:value-type="time">
            <text:p>08:30</text:p>
          </table:table-cell>
          <table:table-cell table:style-name="ce5" office:value-type="time" office:time-value="PT09H30M00S" calcext:value-type="time">
            <text:p>09:30</text:p>
          </table:table-cell>
          <table:table-cell table:number-columns-repeated="3"/>
          <table:table-cell office:value-type="time" office:time-value="PT14H30M00S" calcext:value-type="time">
            <text:p>02:30 PM</text:p>
          </table:table-cell>
          <table:table-cell office:value-type="time" office:time-value="PT17H30M00S" calcext:value-type="time">
            <text:p>05:30 PM</text:p>
          </table:table-cell>
          <table:table-cell/>
          <table:table-cell table:style-name="ce5" office:value-type="time" office:time-value="PT14H30M00S" calcext:value-type="time">
            <text:p>14:30</text:p>
          </table:table-cell>
          <table:table-cell table:style-name="ce5" office:value-type="time" office:time-value="PT17H30M00S" calcext:value-type="time">
            <text:p>17:30</text:p>
          </table:table-cell>
        </table:table-row>
        <table:table-row table:style-name="ro1">
          <table:table-cell table:number-columns-repeated="5"/>
          <table:table-cell office:value-type="time" office:time-value="PT09H40M00S" calcext:value-type="time">
            <text:p>09:40 AM</text:p>
          </table:table-cell>
          <table:table-cell office:value-type="time" office:time-value="PT10H40M00S" calcext:value-type="time">
            <text:p>10:40 AM</text:p>
          </table:table-cell>
          <table:table-cell/>
          <table:table-cell table:style-name="ce3" office:value-type="time" office:time-value="PT10H30M00S" calcext:value-type="time">
            <text:p>10:30 AM</text:p>
          </table:table-cell>
          <table:table-cell table:style-name="ce3" office:value-type="time" office:time-value="PT11H30M00S" calcext:value-type="time">
            <text:p>11:30 AM</text:p>
          </table:table-cell>
          <table:table-cell table:number-columns-repeated="2"/>
          <table:table-cell table:style-name="ce5" office:value-type="time" office:time-value="PT09H40M00S" calcext:value-type="time">
            <text:p>09:40</text:p>
          </table:table-cell>
          <table:table-cell table:style-name="ce5" office:value-type="time" office:time-value="PT10H40M00S" calcext:value-type="time">
            <text:p>10:40</text:p>
          </table:table-cell>
          <table:table-cell table:number-columns-repeated="2"/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1H30M00S" calcext:value-type="time">
            <text:p>11:30</text:p>
          </table:table-cell>
          <table:table-cell table:number-columns-repeated="3"/>
          <table:table-cell office:value-type="time" office:time-value="PT17H40M00S" calcext:value-type="time">
            <text:p>05:40 PM</text:p>
          </table:table-cell>
          <table:table-cell office:value-type="time" office:time-value="PT19H40M00S" calcext:value-type="time">
            <text:p>07:40 PM</text:p>
          </table:table-cell>
          <table:table-cell/>
          <table:table-cell table:style-name="ce5" office:value-type="time" office:time-value="PT17H40M00S" calcext:value-type="time">
            <text:p>17:40</text:p>
          </table:table-cell>
          <table:table-cell table:style-name="ce5" office:value-type="time" office:time-value="PT19H40M00S" calcext:value-type="time">
            <text:p>19:40</text:p>
          </table:table-cell>
        </table:table-row>
        <table:table-row table:style-name="ro1">
          <table:table-cell table:number-columns-repeated="5"/>
          <table:table-cell office:value-type="time" office:time-value="PT10H50M00S" calcext:value-type="time">
            <text:p>10:50 AM</text:p>
          </table:table-cell>
          <table:table-cell office:value-type="time" office:time-value="PT11H50M00S" calcext:value-type="time">
            <text:p>11:50 AM</text:p>
          </table:table-cell>
          <table:table-cell/>
          <table:table-cell office:value-type="time" office:time-value="PT11H40M00S" calcext:value-type="time">
            <text:p>11:40 AM</text:p>
          </table:table-cell>
          <table:table-cell office:value-type="time" office:time-value="PT12H40M00S" calcext:value-type="time">
            <text:p>12:40 PM</text:p>
          </table:table-cell>
          <table:table-cell table:number-columns-repeated="2"/>
          <table:table-cell table:style-name="ce5" office:value-type="time" office:time-value="PT10H50M00S" calcext:value-type="time">
            <text:p>10:50</text:p>
          </table:table-cell>
          <table:table-cell table:style-name="ce5" office:value-type="time" office:time-value="PT11H50M00S" calcext:value-type="time">
            <text:p>11:50</text:p>
          </table:table-cell>
          <table:table-cell table:number-columns-repeated="2"/>
          <table:table-cell table:style-name="ce5" office:value-type="time" office:time-value="PT11H40M00S" calcext:value-type="time">
            <text:p>11:40</text:p>
          </table:table-cell>
          <table:table-cell table:style-name="ce5" office:value-type="time" office:time-value="PT12H40M00S" calcext:value-type="time">
            <text:p>12:40</text:p>
          </table:table-cell>
          <table:table-cell table:number-columns-repeated="3"/>
          <table:table-cell office:value-type="time" office:time-value="PT19H50M00S" calcext:value-type="time">
            <text:p>07:50 PM</text:p>
          </table:table-cell>
          <table:table-cell office:value-type="time" office:time-value="PT22H50M00S" calcext:value-type="time">
            <text:p>10:50 PM</text:p>
          </table:table-cell>
          <table:table-cell/>
          <table:table-cell table:style-name="ce5" office:value-type="time" office:time-value="PT19H50M00S" calcext:value-type="time">
            <text:p>19:50</text:p>
          </table:table-cell>
          <table:table-cell table:style-name="ce5" office:value-type="time" office:time-value="PT22H50M00S" calcext:value-type="time">
            <text:p>22:50</text:p>
          </table:table-cell>
        </table:table-row>
        <table:table-row table:style-name="ro1">
          <table:table-cell table:number-columns-repeated="5"/>
          <table:table-cell office:value-type="time" office:time-value="PT12H00M00S" calcext:value-type="time">
            <text:p>12:00 PM</text:p>
          </table:table-cell>
          <table:table-cell office:value-type="time" office:time-value="PT13H00M00S" calcext:value-type="time">
            <text:p>01:00 PM</text:p>
          </table:table-cell>
          <table:table-cell/>
          <table:table-cell office:value-type="time" office:time-value="PT12H50M00S" calcext:value-type="time">
            <text:p>12:50 PM</text:p>
          </table:table-cell>
          <table:table-cell office:value-type="time" office:time-value="PT13H50M00S" calcext:value-type="time">
            <text:p>01:50 PM</text:p>
          </table:table-cell>
          <table:table-cell table:number-columns-repeated="2"/>
          <table:table-cell table:style-name="ce5" office:value-type="time" office:time-value="PT12H00M00S" calcext:value-type="time">
            <text:p>12:00</text:p>
          </table:table-cell>
          <table:table-cell table:style-name="ce5" office:value-type="time" office:time-value="PT13H00M00S" calcext:value-type="time">
            <text:p>13:00</text:p>
          </table:table-cell>
          <table:table-cell table:number-columns-repeated="2"/>
          <table:table-cell table:style-name="ce5" office:value-type="time" office:time-value="PT12H50M00S" calcext:value-type="time">
            <text:p>12:50</text:p>
          </table:table-cell>
          <table:table-cell table:style-name="ce5" office:value-type="time" office:time-value="PT13H50M00S" calcext:value-type="time">
            <text:p>13:50</text:p>
          </table:table-cell>
          <table:table-cell table:number-columns-repeated="3"/>
          <table:table-cell office:value-type="time" office:time-value="PT23H00M00S" calcext:value-type="time">
            <text:p>11:00 PM</text:p>
          </table:table-cell>
          <table:table-cell office:value-type="time" office:time-value="PT02H00M00S" calcext:value-type="time">
            <text:p>02:00 AM</text:p>
          </table:table-cell>
          <table:table-cell/>
          <table:table-cell table:style-name="ce5" office:value-type="time" office:time-value="PT23H00M00S" calcext:value-type="time">
            <text:p>23:00</text:p>
          </table:table-cell>
          <table:table-cell table:style-name="ce5" office:value-type="time" office:time-value="PT02H00M00S" calcext:value-type="time">
            <text:p>02:00</text:p>
          </table:table-cell>
        </table:table-row>
        <table:table-row table:style-name="ro1">
          <table:table-cell table:number-columns-repeated="5"/>
          <table:table-cell office:value-type="time" office:time-value="PT13H10M00S" calcext:value-type="time">
            <text:p>01:10 PM</text:p>
          </table:table-cell>
          <table:table-cell office:value-type="time" office:time-value="PT14H10M00S" calcext:value-type="time">
            <text:p>02:10 PM</text:p>
          </table:table-cell>
          <table:table-cell/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number-columns-repeated="2"/>
          <table:table-cell table:style-name="ce5" office:value-type="time" office:time-value="PT13H10M00S" calcext:value-type="time">
            <text:p>13:10</text:p>
          </table:table-cell>
          <table:table-cell table:style-name="ce5" office:value-type="time" office:time-value="PT14H10M00S" calcext:value-type="time">
            <text:p>14:10</text:p>
          </table:table-cell>
          <table:table-cell table:number-columns-repeated="2"/>
          <table:table-cell table:style-name="ce5" office:value-type="time" office:time-value="PT14H00M00S" calcext:value-type="time">
            <text:p>14:00</text:p>
          </table:table-cell>
          <table:table-cell table:style-name="ce5" office:value-type="time" office:time-value="PT15H00M00S" calcext:value-type="time">
            <text:p>15:00</text:p>
          </table:table-cell>
          <table:table-cell table:number-columns-repeated="3"/>
          <table:table-cell office:value-type="time" office:time-value="PT02H00M00S" calcext:value-type="time">
            <text:p>02:00 AM</text:p>
          </table:table-cell>
          <table:table-cell office:value-type="time" office:time-value="PT05H00M00S" calcext:value-type="time">
            <text:p>05:00 AM</text:p>
          </table:table-cell>
          <table:table-cell/>
          <table:table-cell table:style-name="ce5" office:value-type="time" office:time-value="PT02H00M00S" calcext:value-type="time">
            <text:p>02:00</text:p>
          </table:table-cell>
          <table:table-cell table:style-name="ce5" office:value-type="time" office:time-value="PT05H00M00S" calcext:value-type="time">
            <text:p>05:00</text:p>
          </table:table-cell>
        </table:table-row>
        <table:table-row table:style-name="ro1">
          <table:table-cell table:number-columns-repeated="5"/>
          <table:table-cell office:value-type="time" office:time-value="PT14H20M00S" calcext:value-type="time">
            <text:p>02:20 PM</text:p>
          </table:table-cell>
          <table:table-cell office:value-type="time" office:time-value="PT15H20M00S" calcext:value-type="time">
            <text:p>03:20 PM</text:p>
          </table:table-cell>
          <table:table-cell/>
          <table:table-cell office:value-type="time" office:time-value="PT15H10M00S" calcext:value-type="time">
            <text:p>03:10 PM</text:p>
          </table:table-cell>
          <table:table-cell office:value-type="time" office:time-value="PT16H10M00S" calcext:value-type="time">
            <text:p>04:10 PM</text:p>
          </table:table-cell>
          <table:table-cell table:number-columns-repeated="2"/>
          <table:table-cell table:style-name="ce5" office:value-type="time" office:time-value="PT14H20M00S" calcext:value-type="time">
            <text:p>14:20</text:p>
          </table:table-cell>
          <table:table-cell table:style-name="ce5" office:value-type="time" office:time-value="PT15H20M00S" calcext:value-type="time">
            <text:p>15:20</text:p>
          </table:table-cell>
          <table:table-cell table:number-columns-repeated="2"/>
          <table:table-cell table:style-name="ce5" office:value-type="time" office:time-value="PT15H10M00S" calcext:value-type="time">
            <text:p>15:10</text:p>
          </table:table-cell>
          <table:table-cell table:style-name="ce5" office:value-type="time" office:time-value="PT16H10M00S" calcext:value-type="time">
            <text:p>16: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/>
          <table:table-cell table:style-name="ce3" office:value-type="time" office:time-value="PT17H10M00S" calcext:value-type="time">
            <text:p>05:10 PM</text:p>
          </table:table-cell>
          <table:table-cell table:style-name="ce3" office:value-type="time" office:time-value="PT18H10M00S" calcext:value-type="time">
            <text:p>06:10 PM</text:p>
          </table:table-cell>
          <table:table-cell table:number-columns-repeated="2"/>
          <table:table-cell table:style-name="ce5" office:value-type="time" office:time-value="PT15H30M00S" calcext:value-type="time">
            <text:p>15:30</text:p>
          </table:table-cell>
          <table:table-cell table:style-name="ce5" office:value-type="time" office:time-value="PT16H30M00S" calcext:value-type="time">
            <text:p>16:30</text:p>
          </table:table-cell>
          <table:table-cell table:number-columns-repeated="2"/>
          <table:table-cell table:style-name="ce6" office:value-type="time" office:time-value="PT17H10M00S" calcext:value-type="time">
            <text:p>17:10</text:p>
          </table:table-cell>
          <table:table-cell table:style-name="ce6" office:value-type="time" office:time-value="PT18H10M00S" calcext:value-type="time">
            <text:p>18: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16H40M00S" calcext:value-type="time">
            <text:p>04:40 PM</text:p>
          </table:table-cell>
          <table:table-cell office:value-type="time" office:time-value="PT17H40M00S" calcext:value-type="time">
            <text:p>05:40 PM</text:p>
          </table:table-cell>
          <table:table-cell/>
          <table:table-cell office:value-type="time" office:time-value="PT18H20M00S" calcext:value-type="time">
            <text:p>06:20 PM</text:p>
          </table:table-cell>
          <table:table-cell office:value-type="time" office:time-value="PT19H20M00S" calcext:value-type="time">
            <text:p>07:20 PM</text:p>
          </table:table-cell>
          <table:table-cell table:number-columns-repeated="2"/>
          <table:table-cell table:style-name="ce5" office:value-type="time" office:time-value="PT16H40M00S" calcext:value-type="time">
            <text:p>16:40</text:p>
          </table:table-cell>
          <table:table-cell table:style-name="ce5" office:value-type="time" office:time-value="PT17H40M00S" calcext:value-type="time">
            <text:p>17:40</text:p>
          </table:table-cell>
          <table:table-cell table:number-columns-repeated="2"/>
          <table:table-cell table:style-name="ce5" office:value-type="time" office:time-value="PT18H20M00S" calcext:value-type="time">
            <text:p>18:20</text:p>
          </table:table-cell>
          <table:table-cell table:style-name="ce5" office:value-type="time" office:time-value="PT19H20M00S" calcext:value-type="time">
            <text:p>19:2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17H50M00S" calcext:value-type="time">
            <text:p>05:50 PM</text:p>
          </table:table-cell>
          <table:table-cell office:value-type="time" office:time-value="PT18H50M00S" calcext:value-type="time">
            <text:p>06:50 PM</text:p>
          </table:table-cell>
          <table:table-cell table:style-name="ce3"/>
          <table:table-cell office:value-type="time" office:time-value="PT19H30M00S" calcext:value-type="time">
            <text:p>07:30 PM</text:p>
          </table:table-cell>
          <table:table-cell office:value-type="time" office:time-value="PT20H30M00S" calcext:value-type="time">
            <text:p>08:30 PM</text:p>
          </table:table-cell>
          <table:table-cell table:number-columns-repeated="2"/>
          <table:table-cell table:style-name="ce5" office:value-type="time" office:time-value="PT17H50M00S" calcext:value-type="time">
            <text:p>17:50</text:p>
          </table:table-cell>
          <table:table-cell table:style-name="ce5" office:value-type="time" office:time-value="PT18H50M00S" calcext:value-type="time">
            <text:p>18:50</text:p>
          </table:table-cell>
          <table:table-cell table:style-name="ce3"/>
          <table:table-cell/>
          <table:table-cell table:style-name="ce5" office:value-type="time" office:time-value="PT19H30M00S" calcext:value-type="time">
            <text:p>19:30</text:p>
          </table:table-cell>
          <table:table-cell table:style-name="ce5" office:value-type="time" office:time-value="PT20H30M00S" calcext:value-type="time">
            <text:p>20:3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19H00M00S" calcext:value-type="time">
            <text:p>07:00 PM</text:p>
          </table:table-cell>
          <table:table-cell office:value-type="time" office:time-value="PT20H00M00S" calcext:value-type="time">
            <text:p>08:00 PM</text:p>
          </table:table-cell>
          <table:table-cell/>
          <table:table-cell office:value-type="time" office:time-value="PT20H40M00S" calcext:value-type="time">
            <text:p>08:40 PM</text:p>
          </table:table-cell>
          <table:table-cell office:value-type="time" office:time-value="PT21H40M00S" calcext:value-type="time">
            <text:p>09:40 PM</text:p>
          </table:table-cell>
          <table:table-cell table:number-columns-repeated="2"/>
          <table:table-cell table:style-name="ce5" office:value-type="time" office:time-value="PT19H00M00S" calcext:value-type="time">
            <text:p>19:00</text:p>
          </table:table-cell>
          <table:table-cell table:style-name="ce5" office:value-type="time" office:time-value="PT20H00M00S" calcext:value-type="time">
            <text:p>20:00</text:p>
          </table:table-cell>
          <table:table-cell table:number-columns-repeated="2"/>
          <table:table-cell table:style-name="ce5" office:value-type="time" office:time-value="PT20H40M00S" calcext:value-type="time">
            <text:p>20:40</text:p>
          </table:table-cell>
          <table:table-cell table:style-name="ce5" office:value-type="time" office:time-value="PT21H40M00S" calcext:value-type="time">
            <text:p>21:4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20H10M00S" calcext:value-type="time">
            <text:p>08:10 PM</text:p>
          </table:table-cell>
          <table:table-cell office:value-type="time" office:time-value="PT21H10M00S" calcext:value-type="time">
            <text:p>09:10 PM</text:p>
          </table:table-cell>
          <table:table-cell/>
          <table:table-cell office:value-type="time" office:time-value="PT21H50M00S" calcext:value-type="time">
            <text:p>09:50 PM</text:p>
          </table:table-cell>
          <table:table-cell office:value-type="time" office:time-value="PT22H50M00S" calcext:value-type="time">
            <text:p>10:50 PM</text:p>
          </table:table-cell>
          <table:table-cell table:number-columns-repeated="2"/>
          <table:table-cell table:style-name="ce5" office:value-type="time" office:time-value="PT20H10M00S" calcext:value-type="time">
            <text:p>20:10</text:p>
          </table:table-cell>
          <table:table-cell table:style-name="ce5" office:value-type="time" office:time-value="PT21H10M00S" calcext:value-type="time">
            <text:p>21:10</text:p>
          </table:table-cell>
          <table:table-cell table:number-columns-repeated="2"/>
          <table:table-cell table:style-name="ce5" office:value-type="time" office:time-value="PT21H50M00S" calcext:value-type="time">
            <text:p>21:50</text:p>
          </table:table-cell>
          <table:table-cell table:style-name="ce5" office:value-type="time" office:time-value="PT22H50M00S" calcext:value-type="time">
            <text:p>22:5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21H20M00S" calcext:value-type="time">
            <text:p>09:20 PM</text:p>
          </table:table-cell>
          <table:table-cell office:value-type="time" office:time-value="PT22H20M00S" calcext:value-type="time">
            <text:p>10:20 PM</text:p>
          </table:table-cell>
          <table:table-cell/>
          <table:table-cell table:style-name="ce3" office:value-type="time" office:time-value="PT23H50M00S" calcext:value-type="time">
            <text:p>11:50 PM</text:p>
          </table:table-cell>
          <table:table-cell table:style-name="ce3" office:value-type="time" office:time-value="PT00H50M00S" calcext:value-type="time">
            <text:p>12:50 AM</text:p>
          </table:table-cell>
          <table:table-cell table:number-columns-repeated="2"/>
          <table:table-cell table:style-name="ce5" office:value-type="time" office:time-value="PT21H20M00S" calcext:value-type="time">
            <text:p>21:20</text:p>
          </table:table-cell>
          <table:table-cell table:style-name="ce5" office:value-type="time" office:time-value="PT22H20M00S" calcext:value-type="time">
            <text:p>22:20</text:p>
          </table:table-cell>
          <table:table-cell table:number-columns-repeated="2"/>
          <table:table-cell table:style-name="ce6" office:value-type="time" office:time-value="PT23H50M00S" calcext:value-type="time">
            <text:p>23:50</text:p>
          </table:table-cell>
          <table:table-cell table:style-name="ce6" office:value-type="time" office:time-value="PT00H50M00S" calcext:value-type="time">
            <text:p>00:5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22H30M00S" calcext:value-type="time">
            <text:p>10:30 PM</text:p>
          </table:table-cell>
          <table:table-cell office:value-type="time" office:time-value="PT23H30M00S" calcext:value-type="time">
            <text:p>11:30 PM</text:p>
          </table:table-cell>
          <table:table-cell/>
          <table:table-cell office:value-type="time" office:time-value="PT01H00M00S" calcext:value-type="time">
            <text:p>01:00 AM</text:p>
          </table:table-cell>
          <table:table-cell office:value-type="time" office:time-value="PT02H00M00S" calcext:value-type="time">
            <text:p>02:00 AM</text:p>
          </table:table-cell>
          <table:table-cell table:number-columns-repeated="2"/>
          <table:table-cell table:style-name="ce5" office:value-type="time" office:time-value="PT22H30M00S" calcext:value-type="time">
            <text:p>22:30</text:p>
          </table:table-cell>
          <table:table-cell table:style-name="ce5" office:value-type="time" office:time-value="PT23H30M00S" calcext:value-type="time">
            <text:p>23:30</text:p>
          </table:table-cell>
          <table:table-cell table:number-columns-repeated="2"/>
          <table:table-cell table:style-name="ce5" office:value-type="time" office:time-value="PT01H00M00S" calcext:value-type="time">
            <text:p>01:00</text:p>
          </table:table-cell>
          <table:table-cell table:style-name="ce5" office:value-type="time" office:time-value="PT02H00M00S" calcext:value-type="time">
            <text:p>02:0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23H40M00S" calcext:value-type="time">
            <text:p>11:40 PM</text:p>
          </table:table-cell>
          <table:table-cell office:value-type="time" office:time-value="PT24H40M00S" calcext:value-type="time">
            <text:p>12:40 AM</text:p>
          </table:table-cell>
          <table:table-cell/>
          <table:table-cell office:value-type="time" office:time-value="PT02H10M00S" calcext:value-type="time">
            <text:p>02:10 AM</text:p>
          </table:table-cell>
          <table:table-cell office:value-type="time" office:time-value="PT03H10M00S" calcext:value-type="time">
            <text:p>03:10 AM</text:p>
          </table:table-cell>
          <table:table-cell table:number-columns-repeated="2"/>
          <table:table-cell table:style-name="ce5" office:value-type="time" office:time-value="PT23H40M00S" calcext:value-type="time">
            <text:p>23:40</text:p>
          </table:table-cell>
          <table:table-cell table:style-name="ce5" office:value-type="time" office:time-value="PT24H40M00S" calcext:value-type="time">
            <text:p>00:40</text:p>
          </table:table-cell>
          <table:table-cell table:number-columns-repeated="2"/>
          <table:table-cell table:style-name="ce5" office:value-type="time" office:time-value="PT02H10M00S" calcext:value-type="time">
            <text:p>02:10</text:p>
          </table:table-cell>
          <table:table-cell table:style-name="ce5" office:value-type="time" office:time-value="PT03H10M00S" calcext:value-type="time">
            <text:p>03: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24H50M00S" calcext:value-type="time">
            <text:p>12:50 AM</text:p>
          </table:table-cell>
          <table:table-cell office:value-type="time" office:time-value="PT25H50M00S" calcext:value-type="time">
            <text:p>01:50 AM</text:p>
          </table:table-cell>
          <table:table-cell/>
          <table:table-cell office:value-type="time" office:time-value="PT03H20M00S" calcext:value-type="time">
            <text:p>03:20 AM</text:p>
          </table:table-cell>
          <table:table-cell office:value-type="time" office:time-value="PT04H20M00S" calcext:value-type="time">
            <text:p>04:20 AM</text:p>
          </table:table-cell>
          <table:table-cell table:number-columns-repeated="2"/>
          <table:table-cell table:style-name="ce5" office:value-type="time" office:time-value="PT24H50M00S" calcext:value-type="time">
            <text:p>00:50</text:p>
          </table:table-cell>
          <table:table-cell table:style-name="ce5" office:value-type="time" office:time-value="PT25H50M00S" calcext:value-type="time">
            <text:p>01:50</text:p>
          </table:table-cell>
          <table:table-cell table:number-columns-repeated="2"/>
          <table:table-cell table:style-name="ce5" office:value-type="time" office:time-value="PT03H20M00S" calcext:value-type="time">
            <text:p>03:20</text:p>
          </table:table-cell>
          <table:table-cell table:style-name="ce5" office:value-type="time" office:time-value="PT04H20M00S" calcext:value-type="time">
            <text:p>04:2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time" office:time-value="PT26H00M00S" calcext:value-type="time">
            <text:p>02:00 AM</text:p>
          </table:table-cell>
          <table:table-cell office:value-type="time" office:time-value="PT27H00M00S" calcext:value-type="time">
            <text:p>03:00 AM</text:p>
          </table:table-cell>
          <table:table-cell/>
          <table:table-cell office:value-type="time" office:time-value="PT04H30M00S" calcext:value-type="time">
            <text:p>04:30 AM</text:p>
          </table:table-cell>
          <table:table-cell office:value-type="time" office:time-value="PT06H00M00S" calcext:value-type="time">
            <text:p>06:00 AM</text:p>
          </table:table-cell>
          <table:table-cell office:value-type="string" calcext:value-type="string">
            <text:p>1 HR AND 30 MIN OF STUDY</text:p>
          </table:table-cell>
          <table:table-cell/>
          <table:table-cell table:style-name="ce5" office:value-type="time" office:time-value="PT26H00M00S" calcext:value-type="time">
            <text:p>02:00</text:p>
          </table:table-cell>
          <table:table-cell table:style-name="ce5" office:value-type="time" office:time-value="PT27H00M00S" calcext:value-type="time">
            <text:p>03:00</text:p>
          </table:table-cell>
          <table:table-cell table:number-columns-repeated="2"/>
          <table:table-cell table:style-name="ce5" office:value-type="time" office:time-value="PT04H30M00S" calcext:value-type="time">
            <text:p>04:30</text:p>
          </table:table-cell>
          <table:table-cell table:style-name="ce5" office:value-type="time" office:time-value="PT06H00M00S" calcext:value-type="time">
            <text:p>06:00</text:p>
          </table:table-cell>
          <table:table-cell office:value-type="string" calcext:value-type="string">
            <text:p>1 HR AND 30 MIN OF STUDY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time" office:time-value="PT27H10M00S" calcext:value-type="time">
            <text:p>03:10 AM</text:p>
          </table:table-cell>
          <table:table-cell office:value-type="time" office:time-value="PT28H10M00S" calcext:value-type="time">
            <text:p>04:10 AM</text:p>
          </table:table-cell>
          <table:table-cell table:number-columns-repeated="5"/>
          <table:table-cell table:style-name="ce5" office:value-type="time" office:time-value="PT27H10M00S" calcext:value-type="time">
            <text:p>03:10</text:p>
          </table:table-cell>
          <table:table-cell table:style-name="ce5" office:value-type="time" office:time-value="PT28H10M00S" calcext:value-type="time">
            <text:p>04:1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time" office:time-value="PT28H20M00S" calcext:value-type="time">
            <text:p>04:20 AM</text:p>
          </table:table-cell>
          <table:table-cell office:value-type="time" office:time-value="PT06H00M00S" calcext:value-type="time">
            <text:p>06:00 AM</text:p>
          </table:table-cell>
          <table:table-cell office:value-type="string" calcext:value-type="string">
            <text:p>1 HR AND 40 MIN OF STUDY</text:p>
          </table:table-cell>
          <table:table-cell table:number-columns-repeated="4"/>
          <table:table-cell table:style-name="ce5" office:value-type="time" office:time-value="PT28H20M00S" calcext:value-type="time">
            <text:p>04:20</text:p>
          </table:table-cell>
          <table:table-cell table:style-name="ce5" office:value-type="time" office:time-value="PT06H00M00S" calcext:value-type="time">
            <text:p>06:00</text:p>
          </table:table-cell>
          <table:table-cell office:value-type="string" calcext:value-type="string">
            <text:p>1 HR AND 40 MIN OF STUDY</text:p>
          </table:table-cell>
          <table:table-cell table:number-columns-repeated="11"/>
        </table:table-row>
        <table:table-row table:style-name="ro1" table:number-rows-repeated="1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9:08:54.881699556</meta:creation-date>
    <dc:date>2020-06-13T10:03:27.164291023</dc:date>
    <meta:editing-duration>PT9M45S</meta:editing-duration>
    <meta:editing-cycles>2</meta:editing-cycles>
    <meta:generator>LibreOffice/6.0.7.3$Linux_X86_64 LibreOffice_project/00m0$Build-3</meta:generator>
    <meta:document-statistic meta:table-count="1" meta:cell-count="204" meta:object-count="0"/>
  </office:meta>
</office:document-meta>
</file>